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3.9pt"/>
    </style:style>
    <style:style style:name="co2" style:family="table-column">
      <style:table-column-properties fo:break-before="auto" style:column-width="34.21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90.54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94.39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e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omancer (class)</text:p>
          </table:table-cell>
          <table:table-cell table:number-columns-repeated="5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bel (class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ldier (class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riminal (class)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rris (race)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loss (rac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dra (race)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oble (race)</text:p>
          </table:table-cell>
          <table:table-cell table:number-columns-repeated="5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aa (race)</text:p>
          </table:table-cell>
          <table:table-cell table:number-columns-repeated="5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ligator (race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quisitor (race)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stwraith (race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filtrate (keyword)</text:p>
          </table:table-cell>
          <table:table-cell table:number-columns-repeated="3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nsack (keyword)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ruit (keyword)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eaucracy (keyword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14:58:00.6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13:17:24.326036463</meta:creation-date>
    <dc:date>2020-08-11T15:07:13.380000000</dc:date>
    <meta:editing-duration>PT13M14S</meta:editing-duration>
    <meta:editing-cycles>3</meta:editing-cycles>
    <meta:generator>LibreOffice/6.1.3.2$Windows_X86_64 LibreOffice_project/86daf60bf00efa86ad547e59e09d6bb77c699acb</meta:generator>
    <meta:document-statistic meta:table-count="1" meta:cell-count="66" meta:object-count="0"/>
  </office:meta>
</office:document-meta>
</file>